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ECoSToolsLibrar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2mm"/>
    </style:style>
    <style:style style:name="co2" style:family="table-column">
      <style:table-column-properties fo:break-before="auto" style:column-width="27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99mm"/>
    </style:style>
    <style:style style:name="co5" style:family="table-column">
      <style:table-column-properties fo:break-before="auto" style:column-width="14.29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shadow="#808080 1.76mm 1.76mm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shadow="#808080 1.76mm 1.76mm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padding-bottom="0.35mm" fo:padding-left="10mm" fo:padding-right="0.35mm" fo:padding-top="4.99mm" style:vertical-align="top"/>
      <style:paragraph-properties fo:text-align="start"/>
    </style:style>
    <style:style style:name="ce9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ahrstuf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mdGenerate" form:control-implementation="ooo:com.sun.star.form.component.CommandButton" xml:id="control1" form:id="control1" form:label="Gemeriere ECoSToolsLibrary-Cod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CoSToolsLibrary.Main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199.87mm" svg:height="113.28mm" svg:x="56.08mm" svg:y="1.08mm">
            <draw:object draw:notify-on-update-of-ranges="Fahrstufen.A2:Fahrstufen.A26 Fahrstufen.B1:Fahrstufen.B1 Fahrstufen.B2:Fahrstufen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name="cmdGenerate" draw:text-style-name="P2" svg:width="71.16mm" svg:height="10.42mm" svg:x="184.39mm" svg:y="103.25m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ufrufnr.</text:p>
          </table:table-cell>
          <table:table-cell table:style-name="ce1" office:value-type="string" calcext:value-type="string">
            <text:p>Fahrstufe</text:p>
          </table:table-cell>
          <table:table-cell table:number-columns-repeated="9"/>
          <table:table-cell table:style-name="ce5" office:value-type="string" calcext:value-type="string">
            <text:p>Pausen [msec]:</text:p>
          </table:table-cell>
          <table:table-cell table:style-name="ce6" office:value-type="float" office:value="250" calcext:value-type="float">
            <text:p>250</text:p>
          </table:table-cell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/>
          <table:table-cell table:style-name="ce5" office:value-type="string" calcext:value-type="string">
            <text:p>Objekt ID:</text:p>
          </table:table-cell>
          <table:table-cell table:style-name="ce6" office:value-type="float" office:value="1002" calcext:value-type="float">
            <text:p>1002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1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number-columns-repeated="2"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1"/>
        </table:table-row>
        <table:table-row table:style-name="ro3">
          <table:table-cell table:number-columns-repeated="13"/>
        </table:table-row>
        <table:table-row table:style-name="ro3">
          <table:table-cell table:style-name="ce3" office:value-type="string" calcext:value-type="string" table:number-columns-spanned="11" table:number-rows-spanned="75">
            <text:p>void GenerateAcceleration_1002() {</text:p>
            <text:p>var v="--action=velocity";</text:p>
            <text:p>CtrlLocomotive.Execute(new[]{v,"--oid=1002","--speed=1"});</text:p>
            <text:p>System.Threading.Thread.Sleep(250);</text:p>
            <text:p>CtrlLocomotive.Execute(new[]{v,"--oid=1002","--speed=3"});</text:p>
            <text:p>System.Threading.Thread.Sleep(250);</text:p>
            <text:p>CtrlLocomotive.Execute(new[]{v,"--oid=1002","--speed=5"});</text:p>
            <text:p>System.Threading.Thread.Sleep(250);</text:p>
            <text:p>CtrlLocomotive.Execute(new[]{v,"--oid=1002","--speed=7"});</text:p>
            <text:p>System.Threading.Thread.Sleep(250);</text:p>
            <text:p>CtrlLocomotive.Execute(new[]{v,"--oid=1002","--speed=10"});</text:p>
            <text:p>System.Threading.Thread.Sleep(250);</text:p>
            <text:p>CtrlLocomotive.Execute(new[]{v,"--oid=1002","--speed=14"});</text:p>
            <text:p>System.Threading.Thread.Sleep(250);</text:p>
            <text:p>CtrlLocomotive.Execute(new[]{v,"--oid=1002","--speed=17"});</text:p>
            <text:p>System.Threading.Thread.Sleep(250);</text:p>
            <text:p>CtrlLocomotive.Execute(new[]{v,"--oid=1002","--speed=19"});</text:p>
            <text:p>System.Threading.Thread.Sleep(250);</text:p>
            <text:p>CtrlLocomotive.Execute(new[]{v,"--oid=1002","--speed=20"});</text:p>
            <text:p>System.Threading.Thread.Sleep(250);</text:p>
            <text:p>CtrlLocomotive.Execute(new[]{v,"--oid=1002","--speed=21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CtrlLocomotive.Execute(new[]{v,"--oid=1002","--speed=22"});</text:p>
            <text:p>System.Threading.Thread.Sleep(250);</text:p>
            <text:p>}</text:p>
            <text:p/>
          </table:table-cell>
          <table:covered-table-cell table:number-columns-repeated="10"/>
          <table:table-cell table:number-columns-repeated="2"/>
        </table:table-row>
        <table:table-row table:style-name="ro3">
          <table:covered-table-cell office:value-type="string" calcext:value-type="string">
            <text:p>CtrlLocomotive.Execute(new[] { "--action=velocity", "--oid=1000", "--speed=1 });</text:p>
            <text:p>System.Threading.Thread.Sleep();</text:p>
            <text:p>CtrlLocomotive.Execute(new[] { "--action=velocity", "--oid=1000", "--speed=3 });</text:p>
            <text:p>System.Threading.Thread.Sleep();</text:p>
            <text:p>CtrlLocomotive.Execute(new[] { "--action=velocity", "--oid=1000", "--speed=5 });</text:p>
            <text:p>System.Threading.Thread.Sleep();</text:p>
            <text:p>CtrlLocomotive.Execute(new[] { "--action=velocity", "--oid=1000", "--speed=8 });</text:p>
            <text:p>System.Threading.Thread.Sleep();</text:p>
            <text:p>CtrlLocomotive.Execute(new[] { "--action=velocity", "--oid=1000", "--speed=14 });</text:p>
            <text:p>System.Threading.Thread.Sleep();</text:p>
            <text:p>CtrlLocomotive.Execute(new[] { "--action=velocity", "--oid=1000", "--speed=18 });</text:p>
            <text:p>System.Threading.Thread.Sleep();</text:p>
            <text:p>CtrlLocomotive.Execute(new[] { "--action=velocity", "--oid=1000", "--speed=22 });</text:p>
            <text:p>System.Threading.Thread.Sleep();</text:p>
            <text:p>CtrlLocomotive.Execute(new[] { "--action=velocity", "--oid=1000", "--speed=28 });</text:p>
            <text:p>System.Threading.Thread.Sleep();</text:p>
            <text:p>CtrlLocomotive.Execute(new[] { "--action=velocity", "--oid=1000", "--speed=30 });</text:p>
            <text:p>System.Threading.Thread.Sleep();</text:p>
            <text:p>CtrlLocomotive.Execute(new[] { "--action=velocity", "--oid=1000", "--speed=35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>CtrlLocomotive.Execute(new[] { "--action=velocity", "--oid=1000", "--speed=40 });</text:p>
            <text:p>System.Threading.Thread.Sleep();</text:p>
            <text:p/>
          </table:covered-table-cell>
          <table:covered-table-cell table:number-columns-repeated="4" table:style-name="ce9"/>
          <table:covered-table-cell table:number-columns-repeated="6"/>
          <table:table-cell table:number-columns-repeated="2"/>
        </table:table-row>
        <table:table-row table:style-name="ro3">
          <table:covered-table-cell table:number-columns-repeated="5" table:style-name="ce9"/>
          <table:covered-table-cell table:number-columns-repeated="6"/>
          <table:table-cell table:number-columns-repeated="2"/>
        </table:table-row>
        <table:table-row table:style-name="ro3">
          <table:covered-table-cell table:number-columns-repeated="5" table:style-name="ce9"/>
          <table:covered-table-cell table:number-columns-repeated="6"/>
          <table:table-cell table:number-columns-repeated="2"/>
        </table:table-row>
        <table:table-row table:style-name="ro3">
          <table:covered-table-cell table:number-columns-repeated="5" table:style-name="ce9"/>
          <table:covered-table-cell table:number-columns-repeated="6"/>
          <table:table-cell table:number-columns-repeated="2"/>
        </table:table-row>
        <table:table-row table:style-name="ro3">
          <table:covered-table-cell table:number-columns-repeated="5" table:style-name="ce9"/>
          <table:covered-table-cell table:number-columns-repeated="6"/>
          <table:table-cell table:number-columns-repeated="2"/>
        </table:table-row>
        <table:table-row table:style-name="ro3">
          <table:covered-table-cell table:number-columns-repeated="5" table:style-name="ce9"/>
          <table:covered-table-cell table:number-columns-repeated="6"/>
          <table:table-cell table:number-columns-repeated="2"/>
        </table:table-row>
        <table:table-row table:style-name="ro3">
          <table:covered-table-cell table:number-columns-repeated="5" table:style-name="ce9"/>
          <table:covered-table-cell table:number-columns-repeated="6"/>
          <table:table-cell table:number-columns-repeated="2"/>
        </table:table-row>
        <table:table-row table:style-name="ro3">
          <table:covered-table-cell table:number-columns-repeated="5" table:style-name="ce9"/>
          <table:covered-table-cell table:number-columns-repeated="6"/>
          <table:table-cell table:number-columns-repeated="2"/>
        </table:table-row>
        <table:table-row table:style-name="ro3">
          <table:covered-table-cell table:number-columns-repeated="5" table:style-name="ce9"/>
          <table:covered-table-cell table:number-columns-repeated="6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  <table:table-row table:style-name="ro3">
          <table:covered-table-cell table:number-columns-repeated="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.00.0000</text:date>, <text:time style:data-style-name="N2" text:time-value="20:00:22.1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9:01:37.872000000</meta:creation-date>
    <dc:date>2018-12-02T20:07:05.766000000</dc:date>
    <meta:editing-duration>PT54M21S</meta:editing-duration>
    <meta:editing-cycles>74</meta:editing-cycles>
    <meta:generator>LibreOffice/6.0.6.2$Windows_X86_64 LibreOffice_project/0c292870b25a325b5ed35f6b45599d2ea4458e77</meta:generator>
    <meta:document-statistic meta:table-count="1" meta:cell-count="58" meta:object-count="2"/>
  </office:meta>
</office:document-meta>
</file>

<file path=Basic/Standard/ECoSToolsLibrary.xml><?xml version="1.0" encoding="utf-8"?>
<!DOCTYPE module  PUBLIC '-//OpenOffice.org//DTD OfficeDocument 1.0//EN'  'module.dtd'>
<script:module xmlns:script="http://openoffice.org/2000/script" script:name="ECoSToolsLibrary" script:language="StarBasic" script:moduleType="normal">REM  *****  BASIC  *****

Sub Main
	xSheet = ThisComponent.Sheets(0)
	cellDelay = xSheet.getCellByPosition(12, 0)
	cellObjectId = xSheet.getCellByPosition(12, 1)
	code = "void GenerateAcceleration_" &amp; cellObjectId.value &amp; "() {" &amp; chr(13) 
	code = code &amp; chr(9) &amp; "var v=""--action=velocity"";" &amp; chr(13)
	oCells = xSheet.getCellRangeByName("B2:B26")
	oRows() = oCells.getData()
    For iRow = LBound(oRows()) To UBound(oRows())
      oRow() = oRows(iRow)

      For iCol = LBound(oRow()) To UBound(oRow())
        code = code &amp; chr(9) &amp; "CtrlLocomotive.Execute(new[]{v,""--oid=" &amp; cellObjectId.value &amp; """,""--speed=" &amp; oRow(iCol) &amp; """});" &amp; chr(13)
        code = code &amp; chr(9) &amp; "System.Threading.Thread.Sleep(" &amp; cellDelay.value &amp; ");" &amp; chr(13)       
      Next
      
    Next

	targetCell = xSheet.getCellByPosition(0, 27)
	targetCell.string = code &amp; "}" &amp; chr(13)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CoSToolsLibrar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88cm" svg:height="11.329cm" xlink:href=".." xlink:type="simple" chart:class="chart:line" chart:style-name="ch1">
        <chart:title svg:x="7.675cm" svg:y="0.362cm" chart:style-name="ch2">
          <text:p>Beschleunigungskurve</text:p>
        </chart:title>
        <chart:legend chart:legend-position="top" svg:x="8.699cm" svg:y="1.326cm" style:legend-expansion="wide" chart:style-name="ch3"/>
        <chart:plot-area chart:style-name="ch4" table:cell-range-address="Fahrstufen.A1:Fahrstufen.B26" chart:data-source-has-labels="both" svg:x="1.41cm" svg:y="2.15cm" svg:width="18.179cm" svg:height="7.972cm">
          <chartooo:coordinate-region svg:x="2.031cm" svg:y="2.349cm" svg:width="17.371cm" svg:height="7.126cm"/>
          <chart:axis chart:dimension="x" chart:name="primary-x" chart:style-name="ch5" chartooo:axis-type="auto">
            <chartooo:date-scale/>
            <chart:title svg:x="9.383cm" svg:y="10.348cm" chart:style-name="ch6">
              <text:p>Inkrementstufe</text:p>
            </chart:title>
            <chart:categories table:cell-range-address="Fahrstufen.A2:Fahrstufen.A26"/>
          </chart:axis>
          <chart:axis chart:dimension="y" chart:name="primary-y" chart:style-name="ch5">
            <chart:title svg:x="0.451cm" svg:y="6.868cm" chart:style-name="ch7">
              <text:p>Fahrstufe</text:p>
            </chart:title>
            <chart:grid chart:style-name="ch8" chart:class="major"/>
          </chart:axis>
          <chart:series chart:style-name="ch9" chart:values-cell-range-address="Fahrstufen.B2:Fahrstufen.B26" chart:label-cell-address="Fahrstufen.B1:Fahrstufen.B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hrstufe</text:p>
                <draw:g>
                  <svg:desc>Fahrstufen.B1:Fahrstufen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ahrstufen.A2:Fahrstufen.A26</svg:desc>
                </draw:g>
              </table:table-cell>
              <table:table-cell office:value-type="float" office:value="1">
                <text:p>1</text:p>
                <draw:g>
                  <svg:desc>Fahrstufen.B2:Fahrstufen.B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